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P2" style:family="paragraph" style:parent-style-name="Footer">
      <style:paragraph-properties fo:text-align="center" style:justify-single-word="false"/>
      <style:text-properties officeooo:paragraph-rsid="029bdbb0"/>
    </style:style>
    <style:style style:name="P3" style:family="paragraph" style:parent-style-name="Text_20_body">
      <style:text-properties style:text-position="0% 100%" fo:font-weight="normal" officeooo:rsid="06742aa3" officeooo:paragraph-rsid="06742aa3" style:font-weight-asian="normal" style:font-weight-complex="normal"/>
    </style:style>
    <style:style style:name="P4" style:family="paragraph" style:parent-style-name="Text_20_body">
      <style:text-properties officeooo:rsid="06740973" officeooo:paragraph-rsid="06740973"/>
    </style:style>
    <style:style style:name="P5" style:family="paragraph" style:parent-style-name="Text_20_body">
      <style:text-properties officeooo:rsid="06742aa3" officeooo:paragraph-rsid="0675357a"/>
    </style:style>
    <style:style style:name="P6" style:family="paragraph" style:parent-style-name="Text_20_body">
      <style:text-properties officeooo:rsid="0612b6b3" officeooo:paragraph-rsid="0683fad9"/>
    </style:style>
    <style:style style:name="P7" style:family="paragraph" style:parent-style-name="Text_20_body">
      <style:text-properties officeooo:rsid="067f51b9" officeooo:paragraph-rsid="067f51b9"/>
    </style:style>
    <style:style style:name="P8" style:family="paragraph" style:parent-style-name="Text_20_body">
      <style:text-properties officeooo:rsid="067f51b9" officeooo:paragraph-rsid="0689fa5a"/>
    </style:style>
    <style:style style:name="P9" style:family="paragraph" style:parent-style-name="Text_20_body">
      <style:text-properties officeooo:rsid="0613c620" officeooo:paragraph-rsid="06833e1e"/>
    </style:style>
    <style:style style:name="P10" style:family="paragraph" style:parent-style-name="Text_20_body">
      <style:text-properties officeooo:paragraph-rsid="068ed1c4"/>
    </style:style>
    <style:style style:name="P11" style:family="paragraph" style:parent-style-name="Text_20_body">
      <style:text-properties officeooo:rsid="060ef3ab" officeooo:paragraph-rsid="069d9366"/>
    </style:style>
    <style:style style:name="P12" style:family="paragraph" style:parent-style-name="Text_20_body">
      <style:text-properties officeooo:paragraph-rsid="069a0785"/>
    </style:style>
    <style:style style:name="P13" style:family="paragraph" style:parent-style-name="Heading_20_2">
      <style:paragraph-properties fo:margin-top="0in" fo:margin-bottom="0in" style:contextual-spacing="false"/>
      <style:text-properties officeooo:paragraph-rsid="067e0c73"/>
    </style:style>
    <style:style style:name="P14" style:family="paragraph" style:parent-style-name="Heading_20_2">
      <style:paragraph-properties fo:margin-top="0in" fo:margin-bottom="0in" style:contextual-spacing="false"/>
      <style:text-properties style:text-position="0% 100%" officeooo:rsid="05735d0c" officeooo:paragraph-rsid="067e0c73"/>
    </style:style>
    <style:style style:name="P15" style:family="paragraph" style:parent-style-name="Heading_20_2">
      <style:text-properties officeooo:paragraph-rsid="0610d084"/>
    </style:style>
    <style:style style:name="P16" style:family="paragraph" style:parent-style-name="Heading_20_2">
      <style:text-properties fo:language="en" fo:country="US" fo:font-weight="normal" officeooo:rsid="068f4b0e" officeooo:paragraph-rsid="068f4b0e" style:font-weight-asian="normal" style:font-weight-complex="normal"/>
    </style:style>
    <style:style style:name="P17" style:family="paragraph" style:parent-style-name="Heading_20_2">
      <style:text-properties officeooo:paragraph-rsid="068f4b0e"/>
    </style:style>
    <style:style style:name="P18" style:family="paragraph" style:parent-style-name="Heading_20_2">
      <style:text-properties officeooo:paragraph-rsid="069a0785"/>
    </style:style>
    <style:style style:name="P19" style:family="paragraph" style:parent-style-name="Standard">
      <style:text-properties officeooo:rsid="06909537" officeooo:paragraph-rsid="06909537"/>
    </style:style>
    <style:style style:name="P20" style:family="paragraph" style:parent-style-name="Standard">
      <style:text-properties officeooo:paragraph-rsid="0692cfc9"/>
    </style:style>
    <style:style style:name="P21" style:family="paragraph" style:parent-style-name="Standard">
      <style:text-properties officeooo:rsid="0693fd5c" officeooo:paragraph-rsid="0693fd5c"/>
    </style:style>
    <style:style style:name="P22" style:family="paragraph" style:parent-style-name="Standard">
      <style:text-properties fo:language="en" fo:country="US" officeooo:rsid="0693fd5c" officeooo:paragraph-rsid="0693fd5c"/>
    </style:style>
    <style:style style:name="P23" style:family="paragraph" style:parent-style-name="Standard">
      <style:paragraph-properties fo:text-align="start" style:justify-single-word="false" style:writing-mode="lr-tb"/>
      <style:text-properties officeooo:paragraph-rsid="0692cfc9"/>
    </style:style>
    <style:style style:name="P24" style:family="paragraph" style:parent-style-name="Standard">
      <style:paragraph-properties fo:text-align="start" style:justify-single-word="false" style:writing-mode="lr-tb"/>
      <style:text-properties officeooo:paragraph-rsid="0693fd5c"/>
    </style:style>
    <style:style style:name="P25" style:family="paragraph" style:parent-style-name="Standard">
      <style:paragraph-properties fo:text-align="start" style:justify-single-word="false" style:writing-mode="lr-tb"/>
      <style:text-properties officeooo:rsid="0692cfc9" officeooo:paragraph-rsid="0692cfc9"/>
    </style:style>
    <style:style style:name="P26" style:family="paragraph" style:parent-style-name="Standard">
      <style:paragraph-properties fo:text-align="start" style:justify-single-word="false" style:writing-mode="lr-tb"/>
      <style:text-properties fo:language="en" fo:country="US" officeooo:rsid="0692cfc9" officeooo:paragraph-rsid="0692cfc9"/>
    </style:style>
    <style:style style:name="P27" style:family="paragraph" style:parent-style-name="Standard">
      <style:paragraph-properties fo:text-align="end" style:justify-single-word="false" style:writing-mode="rl-tb"/>
      <style:text-properties officeooo:rsid="0692cfc9" officeooo:paragraph-rsid="0692cfc9"/>
    </style:style>
    <style:style style:name="P28" style:family="paragraph" style:parent-style-name="Standard">
      <style:paragraph-properties fo:text-align="end" style:justify-single-word="false" style:writing-mode="rl-tb"/>
      <style:text-properties fo:language="en" fo:country="US" officeooo:rsid="0692cfc9" officeooo:paragraph-rsid="0692cfc9"/>
    </style:style>
    <style:style style:name="P29" style:family="paragraph" style:parent-style-name="Heading_20_1">
      <style:paragraph-properties fo:line-height="100%"/>
      <style:text-properties officeooo:rsid="05226f8d" officeooo:paragraph-rsid="04af6545"/>
    </style:style>
    <style:style style:name="P30" style:family="paragraph" style:parent-style-name="Text_20_body">
      <style:text-properties officeooo:rsid="06742aa3" officeooo:paragraph-rsid="0677161e"/>
    </style:style>
    <style:style style:name="P31" style:family="paragraph" style:parent-style-name="Text_20_body">
      <style:text-properties officeooo:paragraph-rsid="069a0785"/>
    </style:style>
    <style:style style:name="P32" style:family="paragraph" style:parent-style-name="Text_20_body" style:list-style-name="L5">
      <style:text-properties officeooo:rsid="06a81ed2" officeooo:paragraph-rsid="06a81ed2" style:font-weight-complex="normal"/>
    </style:style>
    <style:style style:name="P33" style:family="paragraph" style:parent-style-name="Text_20_body">
      <style:paragraph-properties fo:margin-top="0.0791in" fo:margin-bottom="0.1764in" style:contextual-spacing="false"/>
      <style:text-properties style:font-name="Monospace" officeooo:rsid="068c262d" officeooo:paragraph-rsid="068c262d" style:font-size-asian="10.5pt" style:font-name-complex="David CLM" style:font-weight-complex="normal"/>
    </style:style>
    <style:style style:name="P34" style:family="paragraph" style:parent-style-name="Text_20_body" style:list-style-name="L4">
      <style:paragraph-properties fo:margin-top="0.0791in" fo:margin-bottom="0.1764in" style:contextual-spacing="false"/>
      <style:text-properties officeooo:paragraph-rsid="06a39307"/>
    </style:style>
    <style:style style:name="P35" style:family="paragraph" style:parent-style-name="Text_20_body" style:list-style-name="L4">
      <style:paragraph-properties fo:margin-top="0.0791in" fo:margin-bottom="0.1764in" style:contextual-spacing="false"/>
      <style:text-properties officeooo:paragraph-rsid="06a651a4"/>
    </style:style>
    <style:style style:name="P36" style:family="paragraph" style:parent-style-name="Text_20_body" style:list-style-name="L4">
      <style:paragraph-properties fo:margin-top="0.0791in" fo:margin-bottom="0.1764in" style:contextual-spacing="false"/>
      <style:text-properties officeooo:rsid="06742aa3" officeooo:paragraph-rsid="06a5591e"/>
    </style:style>
    <style:style style:name="T1" style:family="text">
      <style:text-properties fo:font-weight="normal" officeooo:rsid="0610d084" style:font-weight-asian="normal" style:font-weight-complex="normal"/>
    </style:style>
    <style:style style:name="T2" style:family="text">
      <style:text-properties fo:font-weight="normal" officeooo:rsid="061a9274" style:font-weight-asian="normal" style:font-weight-complex="normal"/>
    </style:style>
    <style:style style:name="T3" style:family="text">
      <style:text-properties fo:font-weight="normal" officeooo:rsid="064c9630" style:font-weight-asian="normal" style:font-weight-complex="normal"/>
    </style:style>
    <style:style style:name="T4" style:family="text">
      <style:text-properties fo:font-weight="normal" officeooo:rsid="0665a25d" style:font-weight-asian="normal" style:font-weight-complex="normal"/>
    </style:style>
    <style:style style:name="T5" style:family="text">
      <style:text-properties fo:font-weight="normal" officeooo:rsid="06740973" style:font-weight-asian="normal" style:font-weight-complex="normal"/>
    </style:style>
    <style:style style:name="T6" style:family="text">
      <style:text-properties fo:font-weight="normal" officeooo:rsid="067b7f37" style:font-weight-asian="normal" style:font-weight-complex="normal"/>
    </style:style>
    <style:style style:name="T7" style:family="text">
      <style:text-properties fo:font-weight="normal" officeooo:rsid="0686c330" style:font-weight-asian="normal" style:font-weight-complex="normal"/>
    </style:style>
    <style:style style:name="T8" style:family="text">
      <style:text-properties fo:font-weight="normal" officeooo:rsid="05735d0c" style:font-weight-asian="normal" style:font-weight-complex="normal"/>
    </style:style>
    <style:style style:name="T9" style:family="text">
      <style:text-properties fo:font-weight="normal" officeooo:rsid="06962609" style:font-weight-asian="normal" style:font-weight-complex="normal"/>
    </style:style>
    <style:style style:name="T10" style:family="text">
      <style:text-properties officeooo:rsid="060c0629"/>
    </style:style>
    <style:style style:name="T11" style:family="text">
      <style:text-properties style:text-position="0% 100%"/>
    </style:style>
    <style:style style:name="T12" style:family="text">
      <style:text-properties style:text-position="0% 100%" fo:font-weight="normal" style:font-weight-asian="normal" style:font-weight-complex="normal"/>
    </style:style>
    <style:style style:name="T13" style:family="text">
      <style:text-properties style:text-position="0% 100%" fo:font-weight="normal" officeooo:rsid="0675357a" style:font-weight-asian="normal" style:font-weight-complex="normal"/>
    </style:style>
    <style:style style:name="T14" style:family="text">
      <style:text-properties style:text-position="0% 100%" fo:font-weight="normal" officeooo:rsid="067a3870" style:font-weight-asian="normal" style:font-weight-complex="normal"/>
    </style:style>
    <style:style style:name="T15" style:family="text">
      <style:text-properties style:text-position="0% 100%" officeooo:rsid="0665a25d"/>
    </style:style>
    <style:style style:name="T16" style:family="text">
      <style:text-properties style:text-position="0% 100%" officeooo:rsid="05735d0c"/>
    </style:style>
    <style:style style:name="T17" style:family="text">
      <style:text-properties style:text-position="0% 100%" style:font-name="Monospace" fo:font-weight="bold" officeooo:rsid="06a39307" style:font-size-asian="10.5pt" style:font-weight-asian="bold" style:font-name-complex="David CLM" style:font-weight-complex="bold"/>
    </style:style>
    <style:style style:name="T18" style:family="text">
      <style:text-properties style:text-position="0% 100%" style:font-name="Monospace" fo:font-weight="normal" officeooo:rsid="06a39307" style:font-size-asian="10.5pt" style:font-weight-asian="normal" style:font-name-complex="David CLM" style:font-weight-complex="normal"/>
    </style:style>
    <style:style style:name="T19" style:family="text">
      <style:text-properties style:text-position="0% 100%" style:font-name="Monospace" fo:font-weight="normal" officeooo:rsid="06a651a4" style:font-size-asian="10.5pt" style:font-weight-asian="normal" style:font-name-complex="David CLM" style:font-weight-complex="normal"/>
    </style:style>
    <style:style style:name="T20" style:family="text">
      <style:text-properties style:text-position="sub 58%"/>
    </style:style>
    <style:style style:name="T21" style:family="text">
      <style:text-properties officeooo:rsid="06833181"/>
    </style:style>
    <style:style style:name="T22" style:family="text">
      <style:text-properties fo:language="en" fo:country="US"/>
    </style:style>
    <style:style style:name="T23" style:family="text">
      <style:text-properties fo:language="en" fo:country="US" officeooo:rsid="0689fa5a"/>
    </style:style>
    <style:style style:name="T24" style:family="text">
      <style:text-properties fo:language="en" fo:country="US" fo:font-weight="normal" officeooo:rsid="068f4b0e" style:font-weight-asian="normal" style:font-weight-complex="normal"/>
    </style:style>
    <style:style style:name="T25" style:family="text">
      <style:text-properties fo:language="en" fo:country="US" fo:font-weight="normal" officeooo:rsid="06962609" style:font-weight-asian="normal" style:font-weight-complex="normal"/>
    </style:style>
    <style:style style:name="T26" style:family="text">
      <style:text-properties fo:language="en" fo:country="US" officeooo:rsid="0692097a"/>
    </style:style>
    <style:style style:name="T27" style:family="text">
      <style:text-properties fo:language="en" fo:country="US" officeooo:rsid="0692cfc9"/>
    </style:style>
    <style:style style:name="T28" style:family="text">
      <style:text-properties fo:language="en" fo:country="US" officeooo:rsid="069b4922"/>
    </style:style>
    <style:style style:name="T29" style:family="text">
      <style:text-properties officeooo:rsid="0689fa5a"/>
    </style:style>
    <style:style style:name="T30" style:family="text">
      <style:text-properties fo:color="#000000" loext:opacity="100%" style:font-name="Monospace" fo:font-size="12pt" fo:font-style="normal" fo:font-weight="normal" officeooo:rsid="068b0fbf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1" style:family="text">
      <style:text-properties fo:color="#000000" loext:opacity="100%" style:font-name="Monospace" fo:font-size="12pt" fo:font-style="normal" fo:font-weight="normal" officeooo:rsid="068cd49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2" style:family="text">
      <style:text-properties fo:color="#000000" loext:opacity="100%" style:font-name="Monospace" fo:font-size="12pt" fo:font-style="normal" fo:font-weight="normal" officeooo:rsid="068d0440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3" style:family="text">
      <style:text-properties fo:color="#000000" loext:opacity="100%" style:font-name="Monospace" fo:font-size="12pt" fo:font-style="normal" fo:font-weight="normal" officeooo:rsid="069a0785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4" style:family="text">
      <style:text-properties fo:color="#000000" loext:opacity="100%" style:font-name="Monospace" fo:font-size="12pt" fo:language="en" fo:country="US" fo:font-style="normal" fo:font-weight="normal" officeooo:rsid="0692097a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5" style:family="text">
      <style:text-properties fo:color="#000000" loext:opacity="100%" style:text-position="0% 100%" style:font-name="Monospace" fo:font-size="12pt" fo:font-style="normal" fo:font-weight="normal" officeooo:rsid="068c262d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6" style:family="text">
      <style:text-properties fo:color="#000000" loext:opacity="100%" style:text-position="0% 100%" style:font-name="Monospace" fo:font-size="12pt" fo:font-style="normal" fo:font-weight="normal" officeooo:rsid="06962609" style:font-name-asian="Noto Sans CJK SC Regular" style:font-size-asian="12pt" style:font-style-asian="normal" style:font-weight-asian="normal" style:font-name-complex="Nachlieli CLM1" style:font-size-complex="16pt" style:font-style-complex="normal" style:font-weight-complex="normal"/>
    </style:style>
    <style:style style:name="T37" style:family="text">
      <style:text-properties fo:color="#000000" loext:opacity="100%" style:font-name="Courier New" fo:font-size="9pt" fo:font-style="normal" fo:font-weight="normal" style:font-size-asian="9pt" style:font-style-asian="normal" style:font-weight-asian="normal"/>
    </style:style>
    <style:style style:name="T38" style:family="text">
      <style:text-properties fo:color="#000000" loext:opacity="100%" style:font-name="Courier New" fo:font-size="9pt" fo:language="en" fo:country="US" fo:font-style="normal" fo:font-weight="normal" officeooo:rsid="0692097a" style:font-size-asian="9pt" style:font-style-asian="normal" style:font-weight-asian="normal" style:font-name-complex="David CLM" style:font-weight-complex="normal"/>
    </style:style>
    <style:style style:name="T39" style:family="text">
      <style:text-properties fo:color="#000000" loext:opacity="100%" style:font-name="Courier New" fo:font-size="9pt" fo:language="en" fo:country="US" fo:font-style="normal" fo:font-weight="normal" officeooo:rsid="0692cfc9" style:font-size-asian="9pt" style:font-style-asian="normal" style:font-weight-asian="normal" style:font-name-complex="David CLM" style:font-weight-complex="normal"/>
    </style:style>
    <style:style style:name="T40" style:family="text">
      <style:text-properties officeooo:rsid="05735d0c"/>
    </style:style>
    <style:style style:name="T41" style:family="text">
      <style:text-properties officeooo:rsid="06909537"/>
    </style:style>
    <style:style style:name="T42" style:family="text">
      <style:text-properties officeooo:rsid="0692097a"/>
    </style:style>
    <style:style style:name="T43" style:family="text">
      <style:text-properties fo:color="#000080" loext:opacity="100%" style:font-name="Courier New" fo:font-size="9pt" fo:language="en" fo:country="US" fo:font-style="normal" fo:font-weight="bold" officeooo:rsid="0692097a" style:font-size-asian="9pt" style:font-style-asian="normal" style:font-weight-asian="bold"/>
    </style:style>
    <style:style style:name="T44" style:family="text">
      <style:text-properties style:font-name="Monospace" fo:language="en" fo:country="US" officeooo:rsid="0692097a" style:font-size-asian="10.5pt" style:font-name-complex="David CLM" style:font-weight-complex="normal"/>
    </style:style>
    <style:style style:name="T45" style:family="text">
      <style:text-properties style:font-name="Monospace" fo:language="en" fo:country="US" officeooo:rsid="0692cfc9" style:font-size-asian="10.5pt" style:font-name-complex="David CLM" style:font-weight-complex="normal"/>
    </style:style>
    <style:style style:name="T46" style:family="text">
      <style:text-properties style:font-name="Monospace" fo:language="en" fo:country="US" officeooo:rsid="069ff12b" style:font-size-asian="10.5pt" style:font-name-complex="David CLM" style:font-weight-complex="normal"/>
    </style:style>
    <style:style style:name="T47" style:family="text">
      <style:text-properties style:font-name="Monospace" officeooo:rsid="06941e0b" style:font-size-asian="10.5pt" style:font-name-complex="David CLM" style:font-weight-complex="normal"/>
    </style:style>
    <style:style style:name="T48" style:family="text">
      <style:text-properties style:font-name="Monospace" officeooo:rsid="068ed1c4" style:font-size-asian="10.5pt" style:font-name-complex="David CLM" style:font-weight-complex="normal"/>
    </style:style>
    <style:style style:name="T49" style:family="text">
      <style:text-properties style:font-name="Monospace" officeooo:rsid="06963137" style:font-size-asian="10.5pt" style:font-name-complex="David CLM" style:font-weight-complex="normal"/>
    </style:style>
    <style:style style:name="T50" style:family="text">
      <style:text-properties style:font-name="Monospace" officeooo:rsid="069d9366" style:font-size-asian="10.5pt" style:font-name-complex="David CLM" style:font-weight-complex="normal"/>
    </style:style>
    <style:style style:name="T51" style:family="text">
      <style:text-properties style:font-name="Monospace" officeooo:rsid="069f0e1b" style:font-size-asian="10.5pt" style:font-name-complex="David CLM" style:font-weight-complex="normal"/>
    </style:style>
    <style:style style:name="T52" style:family="text">
      <style:text-properties style:font-name="Monospace" officeooo:rsid="069ff12b" style:font-size-asian="10.5pt" style:font-name-complex="David CLM" style:font-weight-complex="normal"/>
    </style:style>
    <style:style style:name="T53" style:family="text">
      <style:text-properties style:font-name="Monospace" officeooo:rsid="06a1ecad" style:font-size-asian="10.5pt" style:font-name-complex="David CLM" style:font-weight-complex="normal"/>
    </style:style>
    <style:style style:name="T54" style:family="text">
      <style:text-properties style:font-name="Monospace" officeooo:rsid="06a39307" style:font-size-asian="10.5pt" style:font-name-complex="David CLM" style:font-weight-complex="normal"/>
    </style:style>
    <style:style style:name="T55" style:family="text">
      <style:text-properties style:font-name="Monospace" fo:font-weight="bold" officeooo:rsid="06a39307" style:font-size-asian="10.5pt" style:font-weight-asian="bold" style:font-name-complex="David CLM" style:font-weight-complex="bold"/>
    </style:style>
    <style:style style:name="T56" style:family="text">
      <style:text-properties style:font-name="Monospace" fo:language="en" fo:country="US" fo:font-weight="bold" style:font-size-asian="10.5pt" style:font-weight-asian="bold" style:font-name-complex="David CLM" style:font-weight-complex="bold"/>
    </style:style>
    <style:style style:name="T57" style:family="text">
      <style:text-properties style:font-name="Monospace" fo:language="en" fo:country="US" style:font-size-asian="10.5pt" style:font-name-complex="David CLM"/>
    </style:style>
    <style:style style:name="T58" style:family="text">
      <style:text-properties style:font-name="Monospace" fo:language="en" fo:country="US" officeooo:rsid="06a90355" style:font-size-asian="10.5pt" style:font-name-complex="David CLM"/>
    </style:style>
    <style:style style:name="T59" style:family="text">
      <style:text-properties style:font-name="Monospace" fo:language="en" fo:country="US" officeooo:rsid="06a9c4e2" style:font-size-asian="10.5pt" style:font-name-complex="David CLM"/>
    </style:style>
    <style:style style:name="T60" style:family="text">
      <style:text-properties officeooo:rsid="0692cfc9"/>
    </style:style>
    <style:style style:name="T61" style:family="text">
      <style:text-properties officeooo:rsid="060ef3ab"/>
    </style:style>
    <style:style style:name="T62" style:family="text">
      <style:text-properties fo:font-style="italic" officeooo:rsid="060ef3ab" style:font-style-asian="italic" style:font-style-complex="italic"/>
    </style:style>
    <style:style style:name="T63" style:family="text">
      <style:text-properties officeooo:rsid="069a7994"/>
    </style:style>
    <style:style style:name="T64" style:family="text">
      <style:text-properties officeooo:rsid="069b4922"/>
    </style:style>
    <style:style style:name="T65" style:family="text">
      <style:text-properties officeooo:rsid="069ff12b"/>
    </style:style>
    <style:style style:name="T66" style:family="text">
      <style:text-properties officeooo:rsid="06a252b7"/>
    </style:style>
    <style:style style:name="T67" style:family="text">
      <style:text-properties officeooo:rsid="06a25c99"/>
    </style:style>
    <style:style style:name="T68" style:family="text">
      <style:text-properties officeooo:rsid="06a39307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officeooo:rsid="06a651a4"/>
    </style:style>
    <style:style style:name="T71" style:family="text">
      <style:text-properties officeooo:rsid="06a90355"/>
    </style:style>
    <style:style style:name="T72" style:family="text">
      <style:text-properties officeooo:rsid="06a9c4e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9" text:outline-level="1">מטלה - חלוקת <text:span text:style-name="T10">עלויות - </text:span><text:span text:style-name="T67">פתרון</text:span></text:h>
      <text:p text:style-name="P15"><text:span text:style-name="T8">שאלה </text:span><text:span text:style-name="T32">1</text:span><text:span text:style-name="T1">: חלוקת עלות-נסיעה </text:span><text:span text:style-name="T7">מה</text:span><text:span text:style-name="T3">אוניברסיטה</text:span></text:p>
      <text:p text:style-name="P10"><text:span text:style-name="T48">שאלה זו יש </text:span><text:span text:style-name="T49">להגיש בצוותים של </text:span><text:span text:style-name="T48">שלושה סטודנטים ומעלה.</text:span></text:p>
      <text:p text:style-name="P7">נניח שאתם רוצים להשתתף בנסיעה במונית מהאוניברסיטה לבתים שלכם, לפי סדר קבוע מראש. </text:p>
      <text:p text:style-name="P8">א. חשבו את עלויות-הנסיעה של כל אחד מכם ושל כל תת-קבוצה. <text:s text:c="2"/>לצורך החישוב <text:span text:style-name="T29">אפשר להשתמש </text:span><text:span text:style-name="T23">באתר </text:span><text:a xlink:type="simple" xlink:href="https://www.taxifarefinder.com/?country_code=il" text:style-name="Internet_20_link" text:visited-style-name="Visited_20_Internet_20_Link">https://www.taxifarefinder.com/?country_code=il</text:a><text:span text:style-name="T23"> .</text:span></text:p>
      <text:p text:style-name="P6">ב. <text:span text:style-name="T21">חשבו את ערך שאפלי בעזרת האלגוריתם הכללי (ממוצע עלויות שוליות בכל הסדרים).</text:span></text:p>
      <text:p text:style-name="P9">ג. חשבו <text:span text:style-name="T21">את ערך שאפלי בעזרת אלגוריתם לוינגר-חזון-עזריה.</text:span></text:p>
      <text:p text:style-name="P14"/>
      <text:p text:style-name="P14"/>
      <text:p text:style-name="P13"><text:span text:style-name="T16">שאלה </text:span><text:span text:style-name="T36">2</text:span><text:span text:style-name="T15">: </text:span><text:span text:style-name="T35">אי-תלות בין שלושת העקרונות של שאפלי</text:span></text:p>
      <text:p text:style-name="P33">הראו שלושה כללי-תשלום המקיימים את העקרונות הבאים:</text:p>
      <text:p text:style-name="P33">א. סימטריה ושחקן-אפס, אבל לא ליניאריות.</text:p>
      <text:p text:style-name="P33">ב. שחקן-אפס וליניארית, אבל לא סימטריה.</text:p>
      <text:p text:style-name="P33">ג. ליניאריות וסימטריה, אבל לא שחקן-אפס.</text:p>
      <text:list xml:id="list1074264410" text:style-name="L4">
        <text:list-item>
          <text:p text:style-name="P34"><text:span text:style-name="T55">פתרון</text:span><text:span text:style-name="T54">: בהרצאה.</text:span></text:p>
        </text:list-item>
      </text:list>
      <text:p text:style-name="Heading_20_2"><text:span text:style-name="T2">שאלה </text:span><text:span text:style-name="T9">3</text:span><text:span text:style-name="T4">: </text:span><text:span text:style-name="T5">אלגורית</text:span><text:span text:style-name="T6">מים </text:span><text:span text:style-name="T30">מגלי-</text:span><text:span text:style-name="T31">אמת</text:span><text:span text:style-name="T5"> לבחירת הנוסעים</text:span></text:p>
      <text:p text:style-name="P4">עד עכשיו הנחנו שכל השחקנים משתתפים בנסיעה. עכשיו, נניח שכל שחקן i מפיק מהנסיעה תועלת של v<text:span text:style-name="T20">i</text:span><text:span text:style-name="T11">, ואם הנסיעה יקרה יותר – הוא לא רוצה בכלל לנסוע. <text:s/>אנחנו רוצים לבחור תת-קבוצה של שחקנים, כך שסכום הערכים הכולל (= סכום הערכים של הנוסעים </text:span><text:span text:style-name="T12">פחות עלות הנסיעה) הוא הגדול ביותר.</text:span></text:p>
      <text:p text:style-name="P3">א. בוחרים את הנוסעים בעזרת אלגוריתם וק"ג. הראו דוגמה שבה האלגוריתם לא מאוזן תקציבית (סכום התשלומים לא מכסה את עלות הנסיעה).</text:p>
      <text:p text:style-name="P5"><text:span text:style-name="T12">ב. </text:span><text:span text:style-name="T13">מחליטים מראש, שעלות הנסיעה תתחלק בין הנוסעים </text:span><text:span text:style-name="T14">לפי ערך שאפלי</text:span><text:span text:style-name="T13">, ואז בוחרים את הנוסעים בעזרת </text:span><text:span text:style-name="T12">אלגוריתם </text:span><text:span text:style-name="T13">וק"ג. הראו דוגמה שבה האלגוריתם לא מעודד-השתתפות (יש נוסע שהתועלת שלו שלילית).</text:span></text:p>
      <text:p text:style-name="P30"><text:span text:style-name="T14">ג</text:span><text:span text:style-name="T12">. </text:span><text:span text:style-name="T14">בוחרים את הנוסעים בעזרת אלגוריתם וק"ג, ואם צריך עוד כסף כדי לכסות את עלות הנסיעה – גובים אותו מהנוסעים באופן שיוויוני. הראו דוגמה שבה האלגוריתם לא מגלה-אמת.</text:span></text:p>
      <text:list xml:id="list142437973407451" text:continue-numbering="true" text:style-name="L4">
        <text:list-item>
          <text:p text:style-name="P36"><text:soft-page-break/><text:span text:style-name="T17">פתרון</text:span><text:span text:style-name="T18">: בהרצאה.</text:span></text:p>
        </text:list-item>
      </text:list>
      <text:p text:style-name="P16"/>
      <text:p text:style-name="P17"><text:span text:style-name="T24">* שאלה </text:span><text:span text:style-name="T25">4</text:span><text:span text:style-name="T24">: </text:span><text:span text:style-name="T34">סדר הורדה לא קבוע</text:span></text:p>
      <text:p text:style-name="P20"><text:span text:style-name="T42">א. </text:span>כיתבו <text:span text:style-name="T41">קוד בפייתון, </text:span><text:span text:style-name="T42">המקבל כקלט גרף של מקומות (</text:span><text:span text:style-name="T26">DiGraph) ורשימת נוסעים, ומחשב את סדר הורדת הנוסעים שבו העלות הכוללת היא הנמוכה ביותר. </text:span><text:span text:style-name="T44">כותרת הפונקציה:</text:span></text:p>
      <text:p text:style-name="P24"><text:span text:style-name="T43">def </text:span><text:span text:style-name="T38">optimal_order</text:span><text:span text:style-name="T37">(road_graph:DiGraph, </text:span><text:span text:style-name="T38">source:str, targets:</text:span><text:span text:style-name="T39">Set</text:span><text:span text:style-name="T38">[str]</text:span><text:span text:style-name="T37">):</text:span></text:p>
      <text:p text:style-name="P24"><text:line-break/></text:p>
      <text:p text:style-name="P21">העזרו בקוד מההרצאה כדי ללמוד על פונקציות שימושיות של המחלקה <text:span text:style-name="T22">DiGraph.</text:span></text:p>
      <text:p text:style-name="P22"/>
      <text:p text:style-name="P20"><text:span text:style-name="T60">הניחו שהנהג צריך לצאת מהנקודה </text:span><text:span text:style-name="T27">source, לעבור בכל הנקודות שברשימה targets, ולחזור בסוף ל source. <text:s text:c="2"/></text:span><text:span text:style-name="T60">הפונקציה צריכה לכתוב את </text:span><text:span text:style-name="T47">המסלול</text:span><text:span text:style-name="T60"> האופטימלי, למשל:</text:span></text:p>
      <text:p text:style-name="P25">T<text:span text:style-name="T22">he optimal order is 0 -&gt; a -&gt; d -&gt; c -&gt; b -&gt; 0</text:span></text:p>
      <text:p text:style-name="P26"/>
      <text:p text:style-name="P28">ב. הרחיבו את הפונקציה של סעיף א כך שתחליט גם האם עדיף לשלוח מונית אחת או שתי מוניות (מאותו מקום). פלטים לדוגמה:</text:p>
      <text:p text:style-name="P23"><text:span text:style-name="T45">Get </text:span><text:span text:style-name="T27">one taxi. The optimal order is 0 -&gt; a -&gt; d -&gt; c -&gt; b -&gt; 0</text:span></text:p>
      <text:p text:style-name="P28"/>
      <text:p text:style-name="P28">או: </text:p>
      <text:p text:style-name="P26"/>
      <text:p text:style-name="P23"><text:span text:style-name="T45">Get two </text:span><text:span text:style-name="T27">taxis. </text:span></text:p>
      <text:p text:style-name="P26">The optimal order for taxi 1 is 0 -&gt; a -&gt; d -&gt; 0. </text:p>
      <text:p text:style-name="P26">The optimal order for taxi 2 is 0 -&gt; c -&gt; b -&gt; 0. </text:p>
      <text:p text:style-name="P27"/>
      <text:p text:style-name="P25"/>
      <text:p text:style-name="P19">נסו לכתוב אלגוריתם יעיל ככל האפשר. מותר לכתוב אלגוריתם עם סיבוכיות זמן ריצה מעריכית.</text:p>
      <text:p text:style-name="P19"/>
      <text:list xml:id="list142438109431421" text:continue-numbering="true" text:style-name="L4">
        <text:list-item>
          <text:p text:style-name="P35"><text:span text:style-name="T17">פתרון</text:span><text:span text:style-name="T18">: </text:span><text:span text:style-name="T19">אופיר</text:span><text:span text:style-name="T18">. </text:span><text:a xlink:type="simple" xlink:href="https://github.com/op1995/Financial_Algos_HW9_Q4_TSP-like" text:style-name="Internet_20_link" text:visited-style-name="Visited_20_Internet_20_Link"><text:span text:style-name="T18">https://github.com/op1995/Financial_Algos_HW9_Q4_TSP-like</text:span></text:a><text:span text:style-name="T18"> </text:span></text:p>
        </text:list-item>
      </text:list>
      <text:p text:style-name="P18"><text:span text:style-name="T40">שאלה </text:span><text:span text:style-name="T33">5</text:span><text:span text:style-name="T61">: חלוקת רוווחי עסק</text:span></text:p>
      <text:p text:style-name="P12"><text:span text:style-name="T61">כדי להקים עסק, צריך </text:span><text:span text:style-name="T50">מנהל </text:span><text:span text:style-name="T64">אחד ו-</text:span><text:span text:style-name="T28">n </text:span><text:span text:style-name="T61">עובדים.</text:span></text:p>
      <text:p text:style-name="P11">הרווח של העסק הוא 1000 כפול מספר העובדים <text:span text:style-name="T63">(אם יש </text:span><text:span text:style-name="T50">מנהל</text:span><text:span text:style-name="T63">) ו-0 (אם אין </text:span><text:span text:style-name="T50">מנהל</text:span><text:span text:style-name="T63">)</text:span>.</text:p>
      <text:p text:style-name="P12"><text:span text:style-name="T61">לפי </text:span><text:span text:style-name="T53">כלל</text:span><text:span text:style-name="T61"> שאפלי, איך יתחלקו רווחי העסק בין </text:span><text:span text:style-name="T50">המנהל</text:span><text:span text:style-name="T61"> לבין העובדים?</text:span></text:p>
      <text:p text:style-name="P12"><text:span text:style-name="T62">הדרכה</text:span><text:span text:style-name="T61">: חשבו קודם את הערך עבור </text:span><text:span text:style-name="T51">מנהל אחד</text:span><text:span text:style-name="T61"> ועובד אחד, ועבור </text:span><text:span text:style-name="T51">מנהל אחד </text:span><text:span text:style-name="T61">ושני עובדים, ואז הכלילו </text:span><text:span text:style-name="T65">את הפתרון </text:span><text:span text:style-name="T52">ל-</text:span><text:span text:style-name="T46">n </text:span><text:span text:style-name="T61">עובדים.</text:span></text:p>
      <text:p text:style-name="P12"/>
      <text:list xml:id="list564068453" text:style-name="L5">
        <text:list-item>
          <text:p text:style-name="P32"><text:span text:style-name="T56">פתרון</text:span><text:span text:style-name="T57">: <text:s/></text:span><text:span text:style-name="T58">אסיל נ</text:span><text:span text:style-name="T59">י</text:span><text:span text:style-name="T58">מר.</text:span>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Nachlieli CLM2" svg:font-family="'Nachlieli CLM'"/>
    <style:font-face style:name="Courier New" svg:font-family="'Courier New'" style:font-adornments="Regular" style:font-pitch="fixed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Nachlieli CLM" svg:font-family="'Nachlieli CLM'" style:font-family-generic="roman" style:font-pitch="variable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1" style:font-size-complex="12pt" style:language-complex="he" style:country-complex="IL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1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2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2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2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1-04T18:18:28.350895855</meta:creation-date>
    <meta:generator>LibreOffice/7.0.3.1$Windows_X86_64 LibreOffice_project/d7547858d014d4cf69878db179d326fc3483e082</meta:generator>
    <dc:date>2021-01-24T14:24:36.550000000</dc:date>
    <meta:editing-duration>P12DT4H22M46S</meta:editing-duration>
    <meta:editing-cycles>1524</meta:editing-cycles>
    <meta:document-statistic meta:table-count="0" meta:image-count="0" meta:object-count="0" meta:page-count="2" meta:paragraph-count="42" meta:word-count="486" meta:character-count="2759" meta:non-whitespace-character-count="2303"/>
  </office:meta>
</office:document-meta>
</file>